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21045848" calcext:value-type="float">
            <text:p>21045848</text:p>
          </table:table-cell>
          <table:table-cell office:value-type="float" office:value="150762200" calcext:value-type="float">
            <text:p>150762200</text:p>
          </table:table-cell>
          <table:table-cell office:value-type="float" office:value="78652712" calcext:value-type="float">
            <text:p>78652712</text:p>
          </table:table-cell>
          <table:table-cell office:value-type="float" office:value="65783888" calcext:value-type="float">
            <text:p>65783888</text:p>
          </table:table-cell>
          <table:table-cell office:value-type="float" office:value="45350992" calcext:value-type="float">
            <text:p>45350992</text:p>
          </table:table-cell>
          <table:table-cell/>
          <table:table-cell table:formula="of:=([.B2]-[.O$2])^2" office:value-type="float" office:value="29422678124.1595" calcext:value-type="float">
            <text:p>29422678124.1595</text:p>
          </table:table-cell>
          <table:table-cell table:formula="of:=([.C2]-[.P$2])^2" office:value-type="float" office:value="6353960755000.99" calcext:value-type="float">
            <text:p>6353960755000.99</text:p>
          </table:table-cell>
          <table:table-cell table:formula="of:=([.D2]-[.Q$2])^2" office:value-type="float" office:value="13081320376.9586" calcext:value-type="float">
            <text:p>13081320376.9586</text:p>
          </table:table-cell>
          <table:table-cell table:formula="of:=([.E2]-[.R$2])^2" office:value-type="float" office:value="5623440108.16022" calcext:value-type="float">
            <text:p>5623440108.16022</text:p>
          </table:table-cell>
          <table:table-cell table:formula="of:=([.F2]-[.S$2])^2" office:value-type="float" office:value="92197735424.6382" calcext:value-type="float">
            <text:p>92197735424.6382</text:p>
          </table:table-cell>
          <table:table-cell/>
          <table:table-cell office:value-type="string" calcext:value-type="string">
            <text:p>promedio</text:p>
          </table:table-cell>
          <table:table-cell table:formula="of:=AVERAGE([.B2:.B11])" office:value-type="float" office:value="21217378.4" calcext:value-type="float">
            <text:p>21217378.4</text:p>
          </table:table-cell>
          <table:table-cell table:formula="of:=AVERAGE([.C2:.C11])" office:value-type="float" office:value="153282906.4" calcext:value-type="float">
            <text:p>153282906.4</text:p>
          </table:table-cell>
          <table:table-cell table:formula="of:=AVERAGE([.D2:.D11])" office:value-type="float" office:value="78767085.6" calcext:value-type="float">
            <text:p>78767085.6</text:p>
          </table:table-cell>
          <table:table-cell table:formula="of:=AVERAGE([.E2:.E11])" office:value-type="float" office:value="65858877.6" calcext:value-type="float">
            <text:p>65858877.6</text:p>
          </table:table-cell>
          <table:table-cell table:formula="of:=AVERAGE([.F2:.F11])" office:value-type="float" office:value="45654632.8" calcext:value-type="float">
            <text:p>45654632.8</text:p>
          </table:table-cell>
        </table:table-row>
        <table:table-row table:style-name="ro1">
          <table:table-cell/>
          <table:table-cell office:value-type="float" office:value="21113576" calcext:value-type="float">
            <text:p>21113576</text:p>
          </table:table-cell>
          <table:table-cell office:value-type="float" office:value="150849368" calcext:value-type="float">
            <text:p>150849368</text:p>
          </table:table-cell>
          <table:table-cell office:value-type="float" office:value="78654976" calcext:value-type="float">
            <text:p>78654976</text:p>
          </table:table-cell>
          <table:table-cell office:value-type="float" office:value="65786392" calcext:value-type="float">
            <text:p>65786392</text:p>
          </table:table-cell>
          <table:table-cell office:value-type="float" office:value="45420272" calcext:value-type="float">
            <text:p>45420272</text:p>
          </table:table-cell>
          <table:table-cell/>
          <table:table-cell table:formula="of:=([.B3]-[.O$2])^2" office:value-type="float" office:value="10774938245.7597" calcext:value-type="float">
            <text:p>10774938245.7597</text:p>
          </table:table-cell>
          <table:table-cell table:formula="of:=([.C3]-[.P$2])^2" office:value-type="float" office:value="5922109144274.59" calcext:value-type="float">
            <text:p>5922109144274.59</text:p>
          </table:table-cell>
          <table:table-cell table:formula="of:=([.D3]-[.Q$2])^2" office:value-type="float" office:value="12568562412.1587" calcext:value-type="float">
            <text:p>12568562412.1587</text:p>
          </table:table-cell>
          <table:table-cell table:formula="of:=([.E3]-[.R$2])^2" office:value-type="float" office:value="5254162207.36022" calcext:value-type="float">
            <text:p>5254162207.36022</text:p>
          </table:table-cell>
          <table:table-cell table:formula="of:=([.F3]-[.S$2])^2" office:value-type="float" office:value="54924984576.6386" calcext:value-type="float">
            <text:p>54924984576.6386</text:p>
          </table:table-cell>
          <table:table-cell/>
          <table:table-cell office:value-type="string" calcext:value-type="string">
            <text:p>varianza</text:p>
          </table:table-cell>
          <table:table-cell table:formula="of:=SUM([.H2:.H11])/10" office:value-type="float" office:value="12811921139.84" calcext:value-type="float">
            <text:p>12811921139.84</text:p>
          </table:table-cell>
          <table:table-cell table:formula="of:=SUM([.I2:.I11])/10" office:value-type="float" office:value="6035472137459.84" calcext:value-type="float">
            <text:p>6035472137459.84</text:p>
          </table:table-cell>
          <table:table-cell table:formula="of:=SUM([.J2:.J11])/10" office:value-type="float" office:value="18357431091.84" calcext:value-type="float">
            <text:p>18357431091.84</text:p>
          </table:table-cell>
          <table:table-cell table:formula="of:=SUM([.K2:.K11])/10" office:value-type="float" office:value="4001445696.64" calcext:value-type="float">
            <text:p>4001445696.64</text:p>
          </table:table-cell>
          <table:table-cell table:formula="of:=SUM([.L2:.L11])/10" office:value-type="float" office:value="35623184440.96" calcext:value-type="float">
            <text:p>35623184440.96</text:p>
          </table:table-cell>
        </table:table-row>
        <table:table-row table:style-name="ro1">
          <table:table-cell/>
          <table:table-cell office:value-type="float" office:value="21161336" calcext:value-type="float">
            <text:p>21161336</text:p>
          </table:table-cell>
          <table:table-cell office:value-type="float" office:value="150954224" calcext:value-type="float">
            <text:p>150954224</text:p>
          </table:table-cell>
          <table:table-cell office:value-type="float" office:value="78661192" calcext:value-type="float">
            <text:p>78661192</text:p>
          </table:table-cell>
          <table:table-cell office:value-type="float" office:value="65806528" calcext:value-type="float">
            <text:p>65806528</text:p>
          </table:table-cell>
          <table:table-cell office:value-type="float" office:value="45546152" calcext:value-type="float">
            <text:p>45546152</text:p>
          </table:table-cell>
          <table:table-cell/>
          <table:table-cell table:formula="of:=([.B4]-[.O$2])^2" office:value-type="float" office:value="3140750597.75983" calcext:value-type="float">
            <text:p>3140750597.75983</text:p>
          </table:table-cell>
          <table:table-cell table:formula="of:=([.C4]-[.P$2])^2" office:value-type="float" office:value="5422761720069.79" calcext:value-type="float">
            <text:p>5422761720069.79</text:p>
          </table:table-cell>
          <table:table-cell table:formula="of:=([.D4]-[.Q$2])^2" office:value-type="float" office:value="11213454520.9587" calcext:value-type="float">
            <text:p>11213454520.9587</text:p>
          </table:table-cell>
          <table:table-cell table:formula="of:=([.E4]-[.R$2])^2" office:value-type="float" office:value="2740480620.16016" calcext:value-type="float">
            <text:p>2740480620.16016</text:p>
          </table:table-cell>
          <table:table-cell table:formula="of:=([.F4]-[.S$2])^2" office:value-type="float" office:value="11768083968.6394" calcext:value-type="float">
            <text:p>11768083968.63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167712" calcext:value-type="float">
            <text:p>21167712</text:p>
          </table:table-cell>
          <table:table-cell office:value-type="float" office:value="151327224" calcext:value-type="float">
            <text:p>151327224</text:p>
          </table:table-cell>
          <table:table-cell office:value-type="float" office:value="78683920" calcext:value-type="float">
            <text:p>78683920</text:p>
          </table:table-cell>
          <table:table-cell office:value-type="float" office:value="65827648" calcext:value-type="float">
            <text:p>65827648</text:p>
          </table:table-cell>
          <table:table-cell office:value-type="float" office:value="45595472" calcext:value-type="float">
            <text:p>45595472</text:p>
          </table:table-cell>
          <table:table-cell/>
          <table:table-cell table:formula="of:=([.B5]-[.O$2])^2" office:value-type="float" office:value="2466751288.95985" calcext:value-type="float">
            <text:p>2466751288.95985</text:p>
          </table:table-cell>
          <table:table-cell table:formula="of:=([.C5]-[.P$2])^2" office:value-type="float" office:value="3824693649669.78" calcext:value-type="float">
            <text:p>3824693649669.78</text:p>
          </table:table-cell>
          <table:table-cell table:formula="of:=([.D5]-[.Q$2])^2" office:value-type="float" office:value="6916517023.35901" calcext:value-type="float">
            <text:p>6916517023.35901</text:p>
          </table:table-cell>
          <table:table-cell table:formula="of:=([.E5]-[.R$2])^2" office:value-type="float" office:value="975287916.160093" calcext:value-type="float">
            <text:p>975287916.160093</text:p>
          </table:table-cell>
          <table:table-cell table:formula="of:=([.F5]-[.S$2])^2" office:value-type="float" office:value="3500000256.63965" calcext:value-type="float">
            <text:p>3500000256.639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15720" calcext:value-type="float">
            <text:p>21215720</text:p>
          </table:table-cell>
          <table:table-cell office:value-type="float" office:value="153075008" calcext:value-type="float">
            <text:p>153075008</text:p>
          </table:table-cell>
          <table:table-cell office:value-type="float" office:value="78684320" calcext:value-type="float">
            <text:p>78684320</text:p>
          </table:table-cell>
          <table:table-cell office:value-type="float" office:value="65831128" calcext:value-type="float">
            <text:p>65831128</text:p>
          </table:table-cell>
          <table:table-cell office:value-type="float" office:value="45627056" calcext:value-type="float">
            <text:p>45627056</text:p>
          </table:table-cell>
          <table:table-cell/>
          <table:table-cell table:formula="of:=([.B6]-[.O$2])^2" office:value-type="float" office:value="2750290.55999506" calcext:value-type="float">
            <text:p>2750290.55999506</text:p>
          </table:table-cell>
          <table:table-cell table:formula="of:=([.C6]-[.P$2])^2" office:value-type="float" office:value="43221744722.5625" calcext:value-type="float">
            <text:p>43221744722.5625</text:p>
          </table:table-cell>
          <table:table-cell table:formula="of:=([.D6]-[.Q$2])^2" office:value-type="float" office:value="6850144543.35901" calcext:value-type="float">
            <text:p>6850144543.35901</text:p>
          </table:table-cell>
          <table:table-cell table:formula="of:=([.E6]-[.R$2])^2" office:value-type="float" office:value="770040300.160083" calcext:value-type="float">
            <text:p>770040300.160083</text:p>
          </table:table-cell>
          <table:table-cell table:formula="of:=([.F6]-[.S$2])^2" office:value-type="float" office:value="760479898.239836" calcext:value-type="float">
            <text:p>760479898.239836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21217512" calcext:value-type="float">
            <text:p>21217512</text:p>
          </table:table-cell>
          <table:table-cell office:value-type="float" office:value="153523000" calcext:value-type="float">
            <text:p>153523000</text:p>
          </table:table-cell>
          <table:table-cell office:value-type="float" office:value="78692824" calcext:value-type="float">
            <text:p>78692824</text:p>
          </table:table-cell>
          <table:table-cell office:value-type="float" office:value="65851416" calcext:value-type="float">
            <text:p>65851416</text:p>
          </table:table-cell>
          <table:table-cell office:value-type="float" office:value="45656456" calcext:value-type="float">
            <text:p>45656456</text:p>
          </table:table-cell>
          <table:table-cell/>
          <table:table-cell table:formula="of:=([.B7]-[.O$2])^2" office:value-type="float" office:value="17848.9600003982" calcext:value-type="float">
            <text:p>17848.9600003982</text:p>
          </table:table-cell>
          <table:table-cell table:formula="of:=([.C7]-[.P$2])^2" office:value-type="float" office:value="57644936760.9571" calcext:value-type="float">
            <text:p>57644936760.9571</text:p>
          </table:table-cell>
          <table:table-cell table:formula="of:=([.D7]-[.Q$2])^2" office:value-type="float" office:value="5514785234.55911" calcext:value-type="float">
            <text:p>5514785234.55911</text:p>
          </table:table-cell>
          <table:table-cell table:formula="of:=([.E7]-[.R$2])^2" office:value-type="float" office:value="55675474.5600222" calcext:value-type="float">
            <text:p>55675474.5600222</text:p>
          </table:table-cell>
          <table:table-cell table:formula="of:=([.F7]-[.S$2])^2" office:value-type="float" office:value="3324058.24001087" calcext:value-type="float">
            <text:p>3324058.24001087</text:p>
          </table:table-cell>
          <table:table-cell/>
          <table:table-cell office:value-type="string" calcext:value-type="string">
            <text:p>promedio</text:p>
          </table:table-cell>
          <table:table-cell table:formula="of:=AVERAGE([.B4:.B9])" office:value-type="float" office:value="21203596" calcext:value-type="float">
            <text:p>21203596</text:p>
          </table:table-cell>
          <table:table-cell table:formula="of:=AVERAGE([.C4:.C9])" office:value-type="float" office:value="152921481.333333" calcext:value-type="float">
            <text:p>152921481.333333</text:p>
          </table:table-cell>
          <table:table-cell table:formula="of:=AVERAGE([.D4:.D9])" office:value-type="float" office:value="78727942.6666667" calcext:value-type="float">
            <text:p>78727942.6666667</text:p>
          </table:table-cell>
          <table:table-cell table:formula="of:=AVERAGE([.E4:.E9])" office:value-type="float" office:value="65849976" calcext:value-type="float">
            <text:p>65849976</text:p>
          </table:table-cell>
          <table:table-cell table:formula="of:=AVERAGE([.F4:.F9])" office:value-type="float" office:value="45649204" calcext:value-type="float">
            <text:p>45649204</text:p>
          </table:table-cell>
        </table:table-row>
        <table:table-row table:style-name="ro1">
          <table:table-cell/>
          <table:table-cell office:value-type="float" office:value="21221904" calcext:value-type="float">
            <text:p>21221904</text:p>
          </table:table-cell>
          <table:table-cell office:value-type="float" office:value="154257952" calcext:value-type="float">
            <text:p>154257952</text:p>
          </table:table-cell>
          <table:table-cell office:value-type="float" office:value="78739056" calcext:value-type="float">
            <text:p>78739056</text:p>
          </table:table-cell>
          <table:table-cell office:value-type="float" office:value="65868024" calcext:value-type="float">
            <text:p>65868024</text:p>
          </table:table-cell>
          <table:table-cell office:value-type="float" office:value="45660832" calcext:value-type="float">
            <text:p>45660832</text:p>
          </table:table-cell>
          <table:table-cell/>
          <table:table-cell table:formula="of:=([.B8]-[.O$2])^2" office:value-type="float" office:value="20481055.3600135" calcext:value-type="float">
            <text:p>20481055.3600135</text:p>
          </table:table-cell>
          <table:table-cell table:formula="of:=([.C8]-[.P$2])^2" office:value-type="float" office:value="950713922079.348" calcext:value-type="float">
            <text:p>950713922079.348</text:p>
          </table:table-cell>
          <table:table-cell table:formula="of:=([.D8]-[.Q$2])^2" office:value-type="float" office:value="785658476.159666" calcext:value-type="float">
            <text:p>785658476.159666</text:p>
          </table:table-cell>
          <table:table-cell table:formula="of:=([.E8]-[.R$2])^2" office:value-type="float" office:value="83656632.9599727" calcext:value-type="float">
            <text:p>83656632.9599727</text:p>
          </table:table-cell>
          <table:table-cell table:formula="of:=([.F8]-[.S$2])^2" office:value-type="float" office:value="38430080.6400369" calcext:value-type="float">
            <text:p>38430080.6400369</text:p>
          </table:table-cell>
          <table:table-cell/>
          <table:table-cell office:value-type="string" calcext:value-type="string">
            <text:p>varianza</text:p>
          </table:table-cell>
          <table:table-cell table:formula="of:=SUM([.H4:.H9])/8" office:value-type="float" office:value="753911908.319969" calcext:value-type="float">
            <text:p>753911908.319969</text:p>
          </table:table-cell>
          <table:table-cell table:formula="of:=SUM([.I4:.I9])/8" office:value-type="float" office:value="1440996424989.92" calcext:value-type="float">
            <text:p>1440996424989.92</text:p>
          </table:table-cell>
          <table:table-cell table:formula="of:=SUM([.J4:.J9])/8" office:value-type="float" office:value="6334182721.11965" calcext:value-type="float">
            <text:p>6334182721.11965</text:p>
          </table:table-cell>
          <table:table-cell table:formula="of:=SUM([.K4:.K9])/8" office:value-type="float" office:value="973431085.92002" calcext:value-type="float">
            <text:p>973431085.92002</text:p>
          </table:table-cell>
          <table:table-cell table:formula="of:=SUM([.L4:.L9])/8" office:value-type="float" office:value="4997331530.07998" calcext:value-type="float">
            <text:p>4997331530.07998</text:p>
          </table:table-cell>
        </table:table-row>
        <table:table-row table:style-name="ro1">
          <table:table-cell/>
          <table:table-cell office:value-type="float" office:value="21237392" calcext:value-type="float">
            <text:p>21237392</text:p>
          </table:table-cell>
          <table:table-cell office:value-type="float" office:value="154391480" calcext:value-type="float">
            <text:p>154391480</text:p>
          </table:table-cell>
          <table:table-cell office:value-type="float" office:value="78906344" calcext:value-type="float">
            <text:p>78906344</text:p>
          </table:table-cell>
          <table:table-cell office:value-type="float" office:value="65915112" calcext:value-type="float">
            <text:p>65915112</text:p>
          </table:table-cell>
          <table:table-cell office:value-type="float" office:value="45809256" calcext:value-type="float">
            <text:p>45809256</text:p>
          </table:table-cell>
          <table:table-cell/>
          <table:table-cell table:formula="of:=([.B9]-[.O$2])^2" office:value-type="float" office:value="400544184.96006" calcext:value-type="float">
            <text:p>400544184.96006</text:p>
          </table:table-cell>
          <table:table-cell table:formula="of:=([.C9]-[.P$2])^2" office:value-type="float" office:value="1228935426616.95" calcext:value-type="float">
            <text:p>1228935426616.95</text:p>
          </table:table-cell>
          <table:table-cell table:formula="of:=([.D9]-[.Q$2])^2" office:value-type="float" office:value="19392901970.5617" calcext:value-type="float">
            <text:p>19392901970.5617</text:p>
          </table:table-cell>
          <table:table-cell table:formula="of:=([.E9]-[.R$2])^2" office:value-type="float" office:value="3162307743.35983" calcext:value-type="float">
            <text:p>3162307743.35983</text:p>
          </table:table-cell>
          <table:table-cell table:formula="of:=([.F9]-[.S$2])^2" office:value-type="float" office:value="23908333978.2409" calcext:value-type="float">
            <text:p>23908333978.24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302056" calcext:value-type="float">
            <text:p>21302056</text:p>
          </table:table-cell>
          <table:table-cell office:value-type="float" office:value="154479608" calcext:value-type="float">
            <text:p>154479608</text:p>
          </table:table-cell>
          <table:table-cell office:value-type="float" office:value="78977344" calcext:value-type="float">
            <text:p>78977344</text:p>
          </table:table-cell>
          <table:table-cell office:value-type="float" office:value="65935112" calcext:value-type="float">
            <text:p>65935112</text:p>
          </table:table-cell>
          <table:table-cell office:value-type="float" office:value="45883560" calcext:value-type="float">
            <text:p>45883560</text:p>
          </table:table-cell>
          <table:table-cell/>
          <table:table-cell table:formula="of:=([.B10]-[.O$2])^2" office:value-type="float" office:value="7170295941.76025" calcext:value-type="float">
            <text:p>7170295941.76025</text:p>
          </table:table-cell>
          <table:table-cell table:formula="of:=([.C10]-[.P$2])^2" office:value-type="float" office:value="1432094719442.55" calcext:value-type="float">
            <text:p>1432094719442.55</text:p>
          </table:table-cell>
          <table:table-cell table:formula="of:=([.D10]-[.Q$2])^2" office:value-type="float" office:value="44208594770.5625" calcext:value-type="float">
            <text:p>44208594770.5625</text:p>
          </table:table-cell>
          <table:table-cell table:formula="of:=([.E10]-[.R$2])^2" office:value-type="float" office:value="5811683743.35977" calcext:value-type="float">
            <text:p>5811683743.35977</text:p>
          </table:table-cell>
          <table:table-cell table:formula="of:=([.F10]-[.S$2])^2" office:value-type="float" office:value="52407662899.8414" calcext:value-type="float">
            <text:p>52407662899.84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490728" calcext:value-type="float">
            <text:p>21490728</text:p>
          </table:table-cell>
          <table:table-cell office:value-type="float" office:value="159209000" calcext:value-type="float">
            <text:p>159209000</text:p>
          </table:table-cell>
          <table:table-cell office:value-type="float" office:value="79018168" calcext:value-type="float">
            <text:p>79018168</text:p>
          </table:table-cell>
          <table:table-cell office:value-type="float" office:value="65983528" calcext:value-type="float">
            <text:p>65983528</text:p>
          </table:table-cell>
          <table:table-cell office:value-type="float" office:value="45996280" calcext:value-type="float">
            <text:p>45996280</text:p>
          </table:table-cell>
          <table:table-cell/>
          <table:table-cell table:formula="of:=([.B11]-[.O$2])^2" office:value-type="float" office:value="74720003820.1608" calcext:value-type="float">
            <text:p>74720003820.1608</text:p>
          </table:table-cell>
          <table:table-cell table:formula="of:=([.C11]-[.P$2])^2" office:value-type="float" office:value="35118585355960.9" calcext:value-type="float">
            <text:p>35118585355960.9</text:p>
          </table:table-cell>
          <table:table-cell table:formula="of:=([.D11]-[.Q$2])^2" office:value-type="float" office:value="63042371589.763" calcext:value-type="float">
            <text:p>63042371589.763</text:p>
          </table:table-cell>
          <table:table-cell table:formula="of:=([.E11]-[.R$2])^2" office:value-type="float" office:value="15537722220.1596" calcext:value-type="float">
            <text:p>15537722220.1596</text:p>
          </table:table-cell>
          <table:table-cell table:formula="of:=([.F11]-[.S$2])^2" office:value-type="float" office:value="116722809267.842" calcext:value-type="float">
            <text:p>116722809267.842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F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7T22:39:11.158957374</dc:date>
    <meta:document-statistic meta:table-count="1" meta:cell-count="146" meta:object-count="0"/>
    <meta:generator>LibreOffice/4.2.6.3$Linux_X86_64 LibreOffice_project/420m0$Build-3</meta:generator>
  </office:meta>
</office:document-meta>
</file>